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af91" officeooo:paragraph-rsid="0007af91"/>
    </style:style>
    <style:style style:name="P2" style:family="paragraph" style:parent-style-name="Standard">
      <style:text-properties fo:font-weight="bold" officeooo:rsid="0007af91" officeooo:paragraph-rsid="0007af91" style:font-weight-asian="bold" style:font-weight-complex="bold"/>
    </style:style>
    <style:style style:name="P3" style:family="paragraph" style:parent-style-name="Standard">
      <style:text-properties fo:font-weight="bold" officeooo:rsid="0007af91" officeooo:paragraph-rsid="000caa8a" style:font-weight-asian="bold" style:font-weight-complex="bold"/>
    </style:style>
    <style:style style:name="P4" style:family="paragraph" style:parent-style-name="Standard">
      <style:text-properties fo:font-weight="bold" officeooo:rsid="00094f3b" officeooo:paragraph-rsid="00094f3b" style:font-weight-asian="bold" style:font-weight-complex="bold"/>
    </style:style>
    <style:style style:name="P5" style:family="paragraph" style:parent-style-name="Standard">
      <style:text-properties fo:font-weight="bold" officeooo:rsid="00094f3b" officeooo:paragraph-rsid="000b1ce2" style:font-weight-asian="bold" style:font-weight-complex="bold"/>
    </style:style>
    <style:style style:name="P6" style:family="paragraph" style:parent-style-name="Standard">
      <style:text-properties officeooo:rsid="00094f3b" officeooo:paragraph-rsid="00094f3b"/>
    </style:style>
    <style:style style:name="P7" style:family="paragraph" style:parent-style-name="Standard">
      <style:text-properties officeooo:rsid="000b1ce2" officeooo:paragraph-rsid="000b1ce2"/>
    </style:style>
    <style:style style:name="P8" style:family="paragraph" style:parent-style-name="Standard">
      <style:text-properties fo:font-weight="normal" officeooo:rsid="00229bbe" officeooo:paragraph-rsid="000db9c6" style:font-weight-asian="normal" style:font-weight-complex="normal"/>
    </style:style>
    <style:style style:name="P9" style:family="paragraph" style:parent-style-name="Standard">
      <style:text-properties fo:font-weight="normal" officeooo:rsid="0007af91" officeooo:paragraph-rsid="0007af91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0b1ce2"/>
    </style:style>
    <style:style style:name="T3" style:family="text">
      <style:text-properties officeooo:rsid="000caa8a"/>
    </style:style>
    <style:style style:name="T4" style:family="text">
      <style:text-properties officeooo:rsid="002ed1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SWER1</text:p>
      <text:p text:style-name="P1">Select Title,rating.ImdbRating from filmInfo,rating where filmInfo.ImdbId=rating.ImdbId and rating.ImdbRating &gt; 6 order by rating.ImdbRating DESC;</text:p>
      <text:p text:style-name="P2"/>
      <text:p text:style-name="P2">ANSWER2</text:p>
      <text:p text:style-name="P1">select distinct person.Name from person,roles,rolesMap,filmData,filmInfo where person.PersonId = roles.PersonId and roles.Role=rolesMap.RoleId and rolesMap.Name="Actor" and roles.ImdbId=filmInfo.ImdbId and filmInfo.Title="The Hateful Eight" order By person.Name;</text:p>
      <text:p text:style-name="P2"/>
      <text:p text:style-name="P2">ANSWER3</text:p>
      <text:p text:style-name="P1">Select distinct Title AS output FROM filmInfo UNION ALL Select distinct person.Name AS output FROM person,rolesMap,roles where person.PersonId=roles.PersonId and roles.Role=rolesMap.RoleId and rolesMap.Name IN ("Actor","Director") order by output;</text:p>
      <text:p text:style-name="P1"><text:s text:c="47"/><text:span text:style-name="T1"><text:s/>OR</text:span></text:p>
      <text:p text:style-name="P1">Select distinct Title AS output FROM filmInfo UNION ALL Select distinct person.Name AS output FROM person,rolesMap,roles where person.PersonId=roles.PersonId and roles.Role=rolesMap.RoleId and roles.Role=rolesMap.RoleId and (rolesMap.Name="Actor" OR rolesMap.Name="Director") order by output;</text:p>
      <text:p text:style-name="P1"/>
      <text:p text:style-name="P3">ANSWER<text:span text:style-name="T3">4</text:span></text:p>
      <text:p text:style-name="P3"/>
      <text:p text:style-name="P8">SELECT Title FROM filmInfo <text:s/>WHERE ImdbId <text:s/>IN (SELECT ImdbId FROM(SELECT ImdbId,PersonId FROM roles WHERE PersonId IN (SELECT PersonId FROM roles WHERE Role = 1 ) AND Role = <text:span text:style-name="T4">2</text:span> ) AS short) ORDER BY Title ;</text:p>
      <text:p text:style-name="P9"><text:s/></text:p>
      <text:p text:style-name="P4">ANSWER5 </text:p>
      <text:p text:style-name="P6">select filmInfo.title,rating.ImdbRating from filmInfo,rating where filmInfo.ImdbId=rating.ImdbId and filmInfo.Country Like "%INDIA%" <text:s/>order by rating.ImdbRating DESC;</text:p>
      <text:p text:style-name="P6"/>
      <text:p text:style-name="P5">ANSWER5<text:span text:style-name="T2">6</text:span></text:p>
      <text:p text:style-name="P7">select ImdbRating from rating GROUP BY ImdbRating ORDER BY ImdbRating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03:25:04.531972127</meta:creation-date>
    <dc:date>2016-09-02T16:28:43.435790737</dc:date>
    <meta:editing-duration>PT16M31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159" meta:character-count="1481" meta:non-whitespace-character-count="1283"/>
  </office:meta>
</office:document-meta>
</file>